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30800000147ED3A783113FA9C92.eps" manifest:media-type="image/x-eps"/>
  <manifest:file-entry manifest:full-path="Pictures/20000002000001B2000000B7D42AF3311F004046.eps" manifest:media-type="image/x-eps"/>
  <manifest:file-entry manifest:full-path="Pictures/200000020000032A0000023E624A31476860F5F0.eps" manifest:media-type="image/x-eps"/>
  <manifest:file-entry manifest:full-path="Pictures/10000201000003C8000002F4786981E80EEBBE4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25.611cm" svg:height="20.002cm" svg:x="1.313cm" svg:y="1.334cm">
          <draw:image xlink:href="Pictures/10000201000003C8000002F4786981E80EEBBE4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ure 2 (audio schematic)</text:p>
          </draw:text-box>
        </draw:frame>
        <draw:frame draw:style-name="gr1" draw:text-style-name="P1" draw:layer="layout" svg:width="19.589cm" svg:height="13.88cm" svg:x="4.287cm" svg:y="5.424cm">
          <draw:image xlink:href="Pictures/200000020000032A0000023E624A31476860F5F0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5.31cm" svg:height="6.455cm" svg:x="3.139cm" svg:y="10.743cm">
          <draw:image xlink:href="Pictures/20000002000001B2000000B7D42AF3311F004046.eps" xlink:type="simple" xlink:show="embed" xlink:actuate="onLoad">
            <text:p/>
          </draw:image>
        </draw:frame>
        <draw:frame draw:style-name="gr1" draw:text-style-name="P1" draw:layer="layout" svg:width="24.524cm" svg:height="10.34cm" svg:x="3.139cm" svg:y="6.858cm">
          <draw:image xlink:href="Pictures/20000002000001B2000000B7D42AF3311F004046.eps" xlink:type="simple" xlink:show="embed" xlink:actuate="onLoad">
            <text:p/>
          </draw:image>
        </draw:frame>
        <draw:frame draw:style-name="gr1" draw:text-style-name="P1" draw:layer="layout" svg:width="26.934cm" svg:height="11.356cm" svg:x="0.729cm" svg:y="5.842cm">
          <draw:image xlink:href="Pictures/20000002000001B2000000B7D42AF3311F004046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Figure 4</text:p>
          </draw:text-box>
        </draw:frame>
        <draw:frame draw:style-name="gr3" draw:text-style-name="P3" draw:layer="layout" svg:width="27.375cm" svg:height="11.535cm" svg:x="0.372cm" svg:y="4.207cm">
          <draw:image xlink:href="Pictures/200000020000030800000147ED3A783113FA9C92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7:35:18.846366074</meta:creation-date>
    <dc:date>2018-10-28T16:09:04.985335423</dc:date>
    <meta:editing-duration>P1DT18H21M55S</meta:editing-duration>
    <meta:editing-cycles>24</meta:editing-cycles>
    <meta:generator>LibreOffice/5.1.6.2$Linux_X86_64 LibreOffice_project/10m0$Build-2</meta:generator>
    <meta:document-statistic meta:object-count="38"/>
  </office:meta>
</office:document-meta>
</file>